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a641" officeooo:paragraph-rsid="001aa641"/>
    </style:style>
    <style:style style:name="P2" style:family="paragraph" style:parent-style-name="Standard">
      <style:text-properties officeooo:rsid="001b2223" officeooo:paragraph-rsid="001b2223"/>
    </style:style>
    <style:style style:name="P3" style:family="paragraph" style:parent-style-name="Standard">
      <style:text-properties officeooo:rsid="001cc5ba" officeooo:paragraph-rsid="001cc5ba"/>
    </style:style>
    <style:style style:name="P4" style:family="paragraph" style:parent-style-name="Standard">
      <style:text-properties officeooo:rsid="001e0aa0" officeooo:paragraph-rsid="001e0aa0"/>
    </style:style>
    <style:style style:name="P5" style:family="paragraph" style:parent-style-name="Standard">
      <style:text-properties officeooo:rsid="001f64ef" officeooo:paragraph-rsid="001f64ef"/>
    </style:style>
    <style:style style:name="P6" style:family="paragraph" style:parent-style-name="Standard">
      <style:text-properties officeooo:rsid="0020441b" officeooo:paragraph-rsid="0020441b"/>
    </style:style>
    <style:style style:name="P7" style:family="paragraph" style:parent-style-name="Standard">
      <style:text-properties officeooo:rsid="00219840" officeooo:paragraph-rsid="00219840"/>
    </style:style>
    <style:style style:name="P8" style:family="paragraph" style:parent-style-name="Standard">
      <style:text-properties officeooo:rsid="00234a1e" officeooo:paragraph-rsid="00234a1e"/>
    </style:style>
    <style:style style:name="P9" style:family="paragraph" style:parent-style-name="Standard">
      <style:text-properties officeooo:rsid="0024817d" officeooo:paragraph-rsid="001aa641"/>
    </style:style>
    <style:style style:name="P10" style:family="paragraph" style:parent-style-name="Standard">
      <style:text-properties officeooo:rsid="0024817d" officeooo:paragraph-rsid="0024817d"/>
    </style:style>
    <style:style style:name="P11" style:family="paragraph" style:parent-style-name="Standard" style:list-style-name="Numbering_20_123">
      <style:text-properties officeooo:paragraph-rsid="001f64ef"/>
    </style:style>
    <style:style style:name="P12" style:family="paragraph" style:parent-style-name="Standard" style:list-style-name="Numbering_20_123">
      <style:text-properties officeooo:rsid="001aa641" officeooo:paragraph-rsid="001aa641"/>
    </style:style>
    <style:style style:name="P13" style:family="paragraph" style:parent-style-name="Standard">
      <style:text-properties officeooo:rsid="001aa641" officeooo:paragraph-rsid="001aa641"/>
    </style:style>
    <style:style style:name="P14" style:family="paragraph" style:parent-style-name="Standard" style:list-style-name="Numbering_20_123">
      <style:text-properties officeooo:rsid="001b2223" officeooo:paragraph-rsid="001b2223"/>
    </style:style>
    <style:style style:name="P15" style:family="paragraph" style:parent-style-name="Standard">
      <style:text-properties officeooo:rsid="001b2223" officeooo:paragraph-rsid="001b2223"/>
    </style:style>
    <style:style style:name="P16" style:family="paragraph" style:parent-style-name="Standard" style:list-style-name="Numbering_20_123">
      <style:text-properties officeooo:rsid="001cc5ba" officeooo:paragraph-rsid="001cc5ba"/>
    </style:style>
    <style:style style:name="P17" style:family="paragraph" style:parent-style-name="Standard" style:list-style-name="Numbering_20_123">
      <style:text-properties officeooo:rsid="001e0aa0" officeooo:paragraph-rsid="001e0aa0"/>
    </style:style>
    <style:style style:name="P18" style:family="paragraph" style:parent-style-name="Standard" style:list-style-name="Numbering_20_123">
      <style:text-properties officeooo:rsid="001f64ef" officeooo:paragraph-rsid="001f64ef"/>
    </style:style>
    <style:style style:name="P19" style:family="paragraph" style:parent-style-name="Standard">
      <style:text-properties officeooo:rsid="001f64ef" officeooo:paragraph-rsid="001f64ef"/>
    </style:style>
    <style:style style:name="P20" style:family="paragraph" style:parent-style-name="Standard" style:list-style-name="Numbering_20_123">
      <style:text-properties officeooo:rsid="0024817d" officeooo:paragraph-rsid="0024817d"/>
    </style:style>
    <style:style style:name="P21" style:family="paragraph" style:parent-style-name="Standard" style:list-style-name="Numbering_20_123">
      <style:text-properties officeooo:rsid="0020441b" officeooo:paragraph-rsid="0020441b"/>
    </style:style>
    <style:style style:name="P22" style:family="paragraph" style:parent-style-name="Standard">
      <style:text-properties officeooo:rsid="00219840" officeooo:paragraph-rsid="00219840"/>
    </style:style>
    <style:style style:name="P23" style:family="paragraph" style:parent-style-name="Standard" style:list-style-name="Numbering_20_123">
      <style:text-properties officeooo:rsid="00219840" officeooo:paragraph-rsid="00219840"/>
    </style:style>
    <style:style style:name="P24" style:family="paragraph" style:parent-style-name="Standard" style:list-style-name="Numbering_20_123">
      <style:text-properties officeooo:rsid="00234a1e" officeooo:paragraph-rsid="00234a1e"/>
    </style:style>
    <style:style style:name="P25" style:family="paragraph" style:parent-style-name="Standard">
      <style:text-properties officeooo:rsid="00234a1e" officeooo:paragraph-rsid="00234a1e"/>
    </style:style>
    <style:style style:name="P26" style:family="paragraph" style:parent-style-name="Standard" style:list-style-name="Numbering_20_123">
      <style:text-properties officeooo:rsid="0025ec65" officeooo:paragraph-rsid="0025ec65"/>
    </style:style>
    <style:style style:name="P27" style:family="paragraph" style:parent-style-name="Standard" style:list-style-name="Numbering_20_123">
      <style:text-properties officeooo:rsid="0026d29e" officeooo:paragraph-rsid="0026d29e"/>
    </style:style>
    <style:style style:name="P28" style:family="paragraph" style:parent-style-name="Standard">
      <style:paragraph-properties fo:break-before="page"/>
      <style:text-properties officeooo:rsid="001b2223" officeooo:paragraph-rsid="001b2223"/>
    </style:style>
    <style:style style:name="P29" style:family="paragraph" style:parent-style-name="Standard">
      <style:paragraph-properties fo:break-before="page"/>
      <style:text-properties officeooo:rsid="001f64ef" officeooo:paragraph-rsid="001f64ef"/>
    </style:style>
    <style:style style:name="T1" style:family="text">
      <style:text-properties officeooo:rsid="001b2223"/>
    </style:style>
    <style:style style:name="T2" style:family="text">
      <style:text-properties officeooo:rsid="001cc5ba"/>
    </style:style>
    <style:style style:name="T3" style:family="text">
      <style:text-properties officeooo:rsid="001f64ef"/>
    </style:style>
    <style:style style:name="T4" style:family="text">
      <style:text-properties officeooo:rsid="0024817d"/>
    </style:style>
    <style:style style:name="T5" style:family="text">
      <style:text-properties officeooo:rsid="00256294"/>
    </style:style>
    <style:style style:name="T6" style:family="text">
      <style:text-properties officeooo:rsid="0025ec65"/>
    </style:style>
    <style:style style:name="T7" style:family="text">
      <style:text-properties officeooo:rsid="0026d29e"/>
    </style:style>
    <style:style style:name="T8" style:family="text">
      <style:text-properties officeooo:rsid="002855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ormato fecha</text:p>
      <text:p text:style-name="P4"/>
      <text:p text:style-name="P4">DD-MM-AAAA-HH-MM-SS</text:p>
      <text:p text:style-name="P9"/>
      <text:p text:style-name="P1"/>
      <text:p text:style-name="P1">1. Jugadores/Entrenadores</text:p>
      <text:p text:style-name="P1">-<text:span text:style-name="T4">Requisitos</text:span></text:p>
      <text:list xml:id="list562998260" text:style-name="Numbering_20_123">
        <text:list-item>
          <text:p text:style-name="P26">Insertar un nuevo jugador (Nombre (30 char), apellidos (60 char), teléfono (12 números menos el primero que puede ser un +), correo (50 char con un @))</text:p>
        </text:list-item>
        <text:list-item>
          <text:p text:style-name="P26">Insertar entrenador con los mismos datos que un jugador</text:p>
        </text:list-item>
        <text:list-item>
          <text:p text:style-name="P26">Crear una pareja con dos jugadores de una edición concreta del torneo</text:p>
        </text:list-item>
        <text:list-item>
          <text:p text:style-name="P26">Asignar un entrenador a una pareja</text:p>
        </text:list-item>
        <text:list-item>
          <text:p text:style-name="P26">Asignar una posición en el ranking de una edición a una pareja</text:p>
        </text:list-item>
        <text:list-item>
          <text:p text:style-name="P26">Consultar un entrenador y las parejas a las que entrena en una edición</text:p>
        </text:list-item>
        <text:list-item>
          <text:p text:style-name="P26">Mostrar jugadores no inscritos en una edición</text:p>
        </text:list-item>
        <text:list-item>
          <text:p text:style-name="P26">Cambiar el entrenador de una pareja en una edición</text:p>
        </text:list-item>
        <text:list-item>
          <text:p text:style-name="P26">Mostrar parejas por ranking de una edición. (Recibe un número N ¿y una edición? y devuelve los N mejores jugadores del ranking)</text:p>
        </text:list-item>
      </text:list>
      <text:p text:style-name="P10">-<text:span text:style-name="T6">Condiciones</text:span></text:p>
      <text:list xml:id="list201014464960735" text:continue-list="list562998260" text:style-name="Numbering_20_123">
        <text:list-item text:start-value="1">
          <text:p text:style-name="P27">Una pareja solo puede tener un entrenador</text:p>
        </text:list-item>
        <text:list-item>
          <text:p text:style-name="P27">No puede haber dos parejas con la misma posición en el mismo ranking</text:p>
        </text:list-item>
        <text:list-item>
          <text:p text:style-name="P27">Un jugador no puede pertenecer a dos parejas distintas en la misma edición</text:p>
        </text:list-item>
      </text:list>
      <text:p text:style-name="P1"/>
      <text:p text:style-name="P1">2. Usuarios/Entradas</text:p>
      <text:p text:style-name="P1">-Requisitos:</text:p>
      <text:list xml:id="list201014045555957" text:continue-list="list201014464960735" text:style-name="Numbering_20_123">
        <text:list-item text:start-value="1">
          <text:p text:style-name="P12">Insertar un nuevo usuario (nombre, apellidos, correo, contraseña (30 char), notificaciones (bool))</text:p>
        </text:list-item>
        <text:list-item>
          <text:p text:style-name="P12">Insertar un nuevo tipo de entrada (Entrada final, entrada semifinales, etc… )</text:p>
        </text:list-item>
        <text:list-item>
          <text:p text:style-name="P12">Asignar una cantidad de un tipo de entrada a una edición ( (Entrada final – 2020) → 40)</text:p>
        </text:list-item>
        <text:list-item>
          <text:p text:style-name="P12">Asignar precio a un tipo de entrada en una edición (Entrada final -2020 = 20€) (Entrada final – 2021 =25€)</text:p>
        </text:list-item>
        <text:list-item>
          <text:p text:style-name="P12">Iniciar compra guarda el usuario que compra, la fecha de inicio y la edición del torneo para el que compra la entrada</text:p>
        </text:list-item>
        <text:list-item>
          <text:p text:style-name="P12"><text:s/>Añadir entradas a una compra. Permite añadir el tipo de entradas que compro y la cantidad</text:p>
        </text:list-item>
        <text:list-item>
          <text:p text:style-name="P12">Finalizar una compra cuando tengo las entradas deseadas o me he quedado sin dinero. La compra se marca como finalizada y se guarda la fecha de finalización y mostrar al usuario un identificador de compra, <text:span text:style-name="T1">las entradas compradas (tipo y cantidad) y el precio final</text:span></text:p>
        </text:list-item>
        <text:list-item>
          <text:p text:style-name="P14">Pagar una compra. Almacenar que la compra se ha pagado, en que fecha, el identificador de compra realizado y el dinero pagado en cada tipo de entradas y el total.</text:p>
        </text:list-item>
        <text:list-item>
          <text:p text:style-name="P14">Consultar el dinero obtenido en una edición</text:p>
        </text:list-item>
        <text:list-item>
          <text:p text:style-name="P14">Mostrar las compras finalizadas de un usuario en una edición. Identificadores, fecha de compra, entradas compradas, si estan pagadas, cuando las pago y cuanto</text:p>
        </text:list-item>
      </text:list>
      <text:p text:style-name="P2"/>
      <text:p text:style-name="P2"/>
      <text:p text:style-name="P2"/>
      <text:p text:style-name="P2">-Condiciones:</text:p>
      <text:list xml:id="list201014808271247" text:continue-list="list201014045555957" text:style-name="Numbering_20_123">
        <text:list-item text:start-value="1">
          <text:p text:style-name="P14">No puedo pagar una compra que no haya finalizado</text:p>
        </text:list-item>
        <text:list-item>
          <text:p text:style-name="P14">Un usuario no puede iniciar una nueva compra si tiene una iniciada y sin finalizar</text:p>
        </text:list-item>
        <text:list-item>
          <text:p text:style-name="P14">Un usuario solo puede pagar una compra por día</text:p>
        </text:list-item>
      </text:list>
      <text:p text:style-name="P2"/>
      <text:p text:style-name="P28">3. Árbitros/Contratación</text:p>
      <text:p text:style-name="P2"/>
      <text:p text:style-name="P2">-Requisitos</text:p>
      <text:list xml:id="list201014616490811" text:continue-list="list201014808271247" text:style-name="Numbering_20_123">
        <text:list-item text:start-value="1">
          <text:p text:style-name="P14">Permite ingresar un nuevo arbitro (nombre, apellidos, correo y telefono)</text:p>
        </text:list-item>
        <text:list-item>
          <text:p text:style-name="P14">Permite hacer ofertas por dinero a un arbitro en una edición <text:span text:style-name="T2">(Fecha de la oferta, dinero, edición, arbitro, etc.)</text:span></text:p>
        </text:list-item>
        <text:list-item>
          <text:p text:style-name="P16">Aceptar oferta y almacenar el precio y la fecha de aceptación</text:p>
        </text:list-item>
        <text:list-item>
          <text:p text:style-name="P16">Rechazar oferta y la fecha de rechazo</text:p>
        </text:list-item>
        <text:list-item>
          <text:p text:style-name="P16">Hacer contraofertas cambiando la cantidad por una por la que se arbitraria (fecha de contraoferta)</text:p>
        </text:list-item>
        <text:list-item>
          <text:p text:style-name="P16">Aceptar una contraoferta con la fecha de aceptación</text:p>
        </text:list-item>
        <text:list-item>
          <text:p text:style-name="P16">Rechazar la oferta, guardando la fecha de rechazo</text:p>
        </text:list-item>
        <text:list-item>
          <text:p text:style-name="P16">Retirar oferta, eliminando una oferta del sistema</text:p>
        </text:list-item>
        <text:list-item>
          <text:p text:style-name="P16">Mostrar las ofertas de un arbitro en una edición</text:p>
        </text:list-item>
        <text:list-item>
          <text:p text:style-name="P16">Mostrar las ofertas aceptadas en una edición</text:p>
        </text:list-item>
      </text:list>
      <text:p text:style-name="P3"/>
      <text:p text:style-name="P3">-Condiciones</text:p>
      <text:list xml:id="list201014782252526" text:continue-list="list201014616490811" text:style-name="Numbering_20_123">
        <text:list-item text:start-value="1">
          <text:p text:style-name="P16">No puedo retirar una oferta aceptada, rechazada o contraofertada</text:p>
        </text:list-item>
        <text:list-item>
          <text:p text:style-name="P16">No puedo realizar una nueva oferta a un arbitro si el arbitro ya ha aceptado o rechazado otra oferta</text:p>
        </text:list-item>
        <text:list-item>
          <text:p text:style-name="P17">Solo puedo realizar una oferta si no hay una contraoferta realizada o si todas las ofertas tienen contraoferta</text:p>
        </text:list-item>
        <text:list-item>
          <text:p text:style-name="P17">No se puede contraofertar dos veces la misma oferta</text:p>
        </text:list-item>
        <text:list-item>
          <text:p text:style-name="P17">No me pueden hacer una contraoferta nueva si yo ya he aceptado una contraoferta anterior</text:p>
        </text:list-item>
      </text:list>
      <text:p text:style-name="P4"/>
      <text:p text:style-name="P4">4. Pistas/Partidos</text:p>
      <text:p text:style-name="P4"/>
      <text:p text:style-name="P4">-Requisitos</text:p>
      <text:list xml:id="list201014086288691" text:continue-list="list201014782252526" text:style-name="Numbering_20_123">
        <text:list-item text:start-value="1">
          <text:p text:style-name="P17">Insertar una nueva pista (nombre pista (30char), capacidad)</text:p>
        </text:list-item>
        <text:list-item>
          <text:p text:style-name="P17">Insertar nuevo partido (Edición, parejas de jugadores, fecha de jugar, arbitro)</text:p>
        </text:list-item>
        <text:list-item>
          <text:p text:style-name="P17">Añadir resultado a un partido (Numero de sets ganados por cada pareja)</text:p>
        </text:list-item>
        <text:list-item>
          <text:p text:style-name="P17">Mostrar partidos en una fecha (d<text:span text:style-name="T8">í</text:span>a mes y año)</text:p>
        </text:list-item>
        <text:list-item>
          <text:p text:style-name="P18">Mostrar los partidos que se juegan en una pista en una edición</text:p>
        </text:list-item>
        <text:list-item>
          <text:p text:style-name="P17">Mostrar los partidos finalizados de una edición <text:span text:style-name="T4">y su resultado</text:span></text:p>
        </text:list-item>
        <text:list-item>
          <text:p text:style-name="P20">Mostrar el arbitro de un partido</text:p>
        </text:list-item>
        <text:list-item>
          <text:p text:style-name="P18">Mostrar los partidos asignados a un arbitro en una edición(Toda la info)</text:p>
        </text:list-item>
        <text:list-item>
          <text:p text:style-name="P18">Most<text:span text:style-name="T4">rar</text:span> pistas en las que <text:span text:style-name="T4">en una edición no se juegan partidos</text:span></text:p>
        </text:list-item>
      </text:list>
      <text:p text:style-name="P5"/>
      <text:p text:style-name="P5">-Condiciones</text:p>
      <text:list xml:id="list201014014235172" text:continue-list="list201014086288691" text:style-name="Numbering_20_123">
        <text:list-item text:start-value="1">
          <text:p text:style-name="P18">No se pueden solapar los horarios de dos partidos en una misma pista con menos de 3 horas de diferencia</text:p>
        </text:list-item>
        <text:list-item>
          <text:p text:style-name="P18">Solo los <text:span text:style-name="T8">á</text:span>rbitros que han aceptado una oferta en la edición pueden arbitrar</text:p>
        </text:list-item>
        <text:list-item>
          <text:p text:style-name="P11"><text:span text:style-name="T3">Un arbitro no puede pitar mas de un partido al d</text:span><text:span text:style-name="T5">ía</text:span></text:p>
        </text:list-item>
        <text:list-item>
          <text:p text:style-name="P11"><text:span text:style-name="T3">No se puede añadir un resultado a un partido cuya fecha de inicio es </text:span><text:span text:style-name="T8">posterior</text:span><text:span text:style-name="T3"> que la actual</text:span></text:p>
        </text:list-item>
      </text:list>
      <text:p text:style-name="P5"/>
      <text:p text:style-name="P29">5. <text:span text:style-name="T4">Personal/Horarios</text:span></text:p>
      <text:p text:style-name="P5"/>
      <text:p text:style-name="P5">-<text:span text:style-name="T7">Requisitos</text:span></text:p>
      <text:list xml:id="list201014902791861" text:continue-list="list201014014235172" text:style-name="Numbering_20_123">
        <text:list-item text:start-value="1">
          <text:p text:style-name="P11"><text:span text:style-name="T3">Insertar nuevo personal </text:span><text:span text:style-name="T4">(nombre, apellidos, tel</text:span><text:span text:style-name="T5">éf</text:span><text:span text:style-name="T4">ono y correo)</text:span></text:p>
        </text:list-item>
        <text:list-item>
          <text:p text:style-name="P18">Designar personal a cada edición</text:p>
        </text:list-item>
        <text:list-item>
          <text:p text:style-name="P18">Asignar un salario/hora a una persona</text:p>
        </text:list-item>
        <text:list-item>
          <text:p text:style-name="P18">Asignar un horario de trabajo a un trabajador</text:p>
        </text:list-item>
        <text:list-item>
          <text:p text:style-name="P21">Mostrar trabajadores libres de una edición (trabajadores de una edición sin horario)</text:p>
        </text:list-item>
        <text:list-item>
          <text:p text:style-name="P21">Modificar el salario por hora de un trabajadores</text:p>
        </text:list-item>
        <text:list-item>
          <text:p text:style-name="P21">Mostrar el personal que no trabaja en una edición </text:p>
        </text:list-item>
        <text:list-item>
          <text:p text:style-name="P21">Mostrar el total de dinero pagados en una edición</text:p>
        </text:list-item>
        <text:list-item>
          <text:p text:style-name="P21"><text:s/>Trabajadores ordenados por horas trabajadas</text:p>
        </text:list-item>
      </text:list>
      <text:p text:style-name="P6"/>
      <text:p text:style-name="P6">-Condiciones</text:p>
      <text:p text:style-name="P6"/>
      <text:list xml:id="list201013304916798" text:continue-list="list201014902791861" text:style-name="Numbering_20_123">
        <text:list-item text:start-value="1">
          <text:p text:style-name="P21">No se pueden solapar los horarios de un trabajador con menos de una hora de diferencia</text:p>
        </text:list-item>
        <text:list-item>
          <text:p text:style-name="P21">No se le puede asignar a un trabajador la misma pista mas de dos veces al día</text:p>
        </text:list-item>
        <text:list-item>
          <text:p text:style-name="P21">Un trabajador no puede trabajar más de 8 horas al día</text:p>
        </text:list-item>
        <text:list-item>
          <text:p text:style-name="P21">No puedo modificar el salario/hora de un trabajador despu<text:span text:style-name="T7">é</text:span>s de haber trabajador</text:p>
        </text:list-item>
      </text:list>
      <text:p text:style-name="P6"/>
      <text:p text:style-name="P6"/>
      <text:p text:style-name="P6"/>
      <text:p text:style-name="P6"/>
      <text:p text:style-name="P6"/>
      <text:p text:style-name="P7">COLABORADORES / PATROCINADORES</text:p>
      <text:p text:style-name="P7"/>
      <text:p text:style-name="P7">-<text:span text:style-name="T7">Requisitos</text:span></text:p>
      <text:list xml:id="list201015333973534" text:continue-list="list201013304916798" text:style-name="Numbering_20_123">
        <text:list-item text:start-value="1">
          <text:p text:style-name="P27">Insertar una nueva entidad (nombre, persona de contacto(80 char), correo y teléfono)</text:p>
        </text:list-item>
        <text:list-item>
          <text:p text:style-name="P27">Registrar un colaborador en una edición (Entidad guardada como colaborador, edición y dinero)</text:p>
        </text:list-item>
        <text:list-item>
          <text:p text:style-name="P27">Registrar una entidad como patrocinador de una edición (Datos anteriores)</text:p>
        </text:list-item>
        <text:list-item>
          <text:p text:style-name="P23">Mostrar la información de las entidades que ni patrocinan ni colaboran </text:p>
        </text:list-item>
        <text:list-item>
          <text:p text:style-name="P23">Dinero total obtenido en una edición por los colaboradores y los patrocinadores</text:p>
        </text:list-item>
        <text:list-item>
          <text:p text:style-name="P27">Modificar el dinero aportado por un colaborador</text:p>
        </text:list-item>
        <text:list-item>
          <text:p text:style-name="P27">Modificar el dinero aportado por un patrocinador</text:p>
        </text:list-item>
        <text:list-item>
          <text:p text:style-name="P23">Mostrar entidades ordenadas por el dinero aportado en las diferentes ediciones</text:p>
        </text:list-item>
        <text:list-item>
          <text:p text:style-name="P23">Eliminar colaboradores de una edición</text:p>
        </text:list-item>
        <text:list-item>
          <text:p text:style-name="P23">Eliminar patrocinador de una edición</text:p>
        </text:list-item>
      </text:list>
      <text:p text:style-name="P7"/>
      <text:p text:style-name="P8">-Condiciones</text:p>
      <text:list xml:id="list201014948337503" text:continue-list="list201015333973534" text:style-name="Numbering_20_123">
        <text:list-item text:start-value="1">
          <text:p text:style-name="P27">Una entidad no puede ser colaborador y patrocinador en una misma edición</text:p>
        </text:list-item>
        <text:list-item>
          <text:p text:style-name="P24">No se puede modificar el dinero aportado por un colaborador o patr<text:span text:style-name="T5">o</text:span>cinador empezado el torneo</text:p>
        </text:list-item>
        <text:list-item>
          <text:p text:style-name="P24">No se puede eliminar a un patrocinador/colaborador empezad<text:span text:style-name="T7">a</text:span> una edición del torneo</text:p>
        </text:list-item>
      </text:list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30T15:57:55.318000000</meta:creation-date>
    <dc:date>2020-09-30T20:10:13.120000000</dc:date>
    <meta:editing-duration>PT10M20S</meta:editing-duration>
    <meta:editing-cycles>3</meta:editing-cycles>
    <meta:generator>LibreOffice/7.0.1.2$Windows_X86_64 LibreOffice_project/7cbcfc562f6eb6708b5ff7d7397325de9e764452</meta:generator>
    <meta:document-statistic meta:table-count="0" meta:image-count="0" meta:object-count="0" meta:page-count="3" meta:paragraph-count="99" meta:word-count="1077" meta:character-count="6230" meta:non-whitespace-character-count="5325"/>
  </office:meta>
</office:document-meta>
</file>